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0cm" fo:margin-right="0cm" fo:line-height="100%" fo:text-indent="1cm" style:auto-text-indent="false"/>
    </style:style>
    <style:style style:name="P3" style:family="paragraph" style:parent-style-name="Standard">
      <style:paragraph-properties fo:margin-left="0cm" fo:margin-right="0cm" fo:line-height="100%" fo:text-indent="1cm" style:auto-text-indent="false"/>
      <style:text-properties officeooo:paragraph-rsid="001f652a"/>
    </style:style>
    <style:style style:name="P4" style:family="paragraph" style:parent-style-name="Standard">
      <style:paragraph-properties fo:margin-left="0cm" fo:margin-right="0cm" fo:line-height="100%" fo:text-indent="1cm" style:auto-text-indent="false"/>
      <style:text-properties officeooo:rsid="001fc959" officeooo:paragraph-rsid="001fc959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T1" style:family="text">
      <style:text-properties style:font-name="Arial" fo:font-size="13pt" fo:font-weight="bold" style:font-size-asian="13pt" style:font-weight-asian="bold" style:font-name-complex="Arial1" style:font-size-complex="13pt"/>
    </style:style>
    <style:style style:name="T2" style:family="text">
      <style:text-properties style:font-name="Arial" fo:font-size="13pt" style:font-size-asian="13pt" style:font-name-complex="Arial1" style:font-size-complex="13pt"/>
    </style:style>
    <style:style style:name="T3" style:family="text">
      <style:text-properties style:font-name="Arial" fo:font-size="13pt" officeooo:rsid="001f652a" style:font-size-asian="13pt" style:font-name-complex="Arial1" style:font-size-complex="13pt"/>
    </style:style>
    <style:style style:name="T4" style:family="text">
      <style:text-properties style:font-name="Arial" fo:font-size="13pt" officeooo:rsid="001fc959" style:font-size-asian="13pt" style:font-name-complex="Arial1" style:font-size-complex="13pt"/>
    </style:style>
    <style:style style:name="T5" style:family="text">
      <style:text-properties style:font-name="Arial" fo:font-size="13pt" fo:language="en" fo:country="US" style:font-size-asian="13pt" style:font-name-complex="Arial1" style:font-size-complex="13pt"/>
    </style:style>
    <style:style style:name="T6" style:family="text">
      <style:text-properties style:font-name="Arial" fo:font-size="13pt" fo:language="en" fo:country="US" officeooo:rsid="001f652a" style:font-size-asian="13pt" style:font-name-complex="Arial1" style:font-size-complex="13pt"/>
    </style:style>
    <style:style style:name="T7" style:family="text">
      <style:text-properties style:font-name="Arial" fo:font-size="13pt" fo:language="en" fo:country="US" officeooo:rsid="001fc959" style:font-size-asian="13pt" style:font-name-complex="Arial1" style:font-size-complex="13pt"/>
    </style:style>
    <style:style style:name="T8" style:family="text">
      <style:text-properties style:font-name="Arial" fo:font-size="13pt" fo:language="ru" fo:country="RU" officeooo:rsid="001f652a" style:font-size-asian="13pt" style:font-name-complex="Arial1" style:font-size-complex="13pt"/>
    </style:style>
    <style:style style:name="T9" style:family="text">
      <style:text-properties style:font-name="Arial" fo:font-size="13pt" fo:language="ru" fo:country="RU" officeooo:rsid="001fc959" style:font-size-asian="13pt" style:font-name-complex="Arial1" style:font-size-complex="13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Восстановление размытых изображений</text:span></text:p>
      <text:p text:style-name="P1"><text:span text:style-name="T2">Набиев Марат</text:span></text:p>
      <text:p text:style-name="P1"><text:span text:style-name="T2">Научный руководитель: Нигматуллин Руслан Рафикович(сведения о Вас)</text:span></text:p>
      <text:p text:style-name="P2"><text:span text:style-name="T2">Размытые изображения встречаются практически повсюду, и всегда люди хотели бы работать с четкими изображениями. Не всегда можно получить изображения хорошего качества. Причин тому может быть множество: недостаточно качественная фотоаппаратура, фотографирование движущихся объектов и многие другие причины. </text:span></text:p>
      <text:p text:style-name="P3"><text:span text:style-name="T2">Для того, чтобы мочь восстанавливать изображения, надо понять как же происходит сам процесс размытия. Математически модель размытия описывается следующим образом: </text:span><text:span text:style-name="T2"><draw:frame draw:style-name="fr1" draw:name="Объект1" text:anchor-type="as-char" svg:y="-0.713cm" svg:width="10.40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</text:span><text:span text:style-name="T8">где </text:span><text:span text:style-name="T6">f(x,y) – </text:span><text:span text:style-name="T8">исходное изображение, </text:span><text:span text:style-name="T6">g(x, y) – </text:span><text:span text:style-name="T8">размытое изображение, </text:span><text:span text:style-name="T6">h(x,y) – </text:span><text:span text:style-name="T8">ядро размытия размерами </text:span><text:span text:style-name="T6">MxN. </text:span><text:span text:style-name="T8">Э</text:span><text:span text:style-name="T6">та операция называется сверткой. [</text:span><text:span text:style-name="T8">Вудс Р., Гонсалес Р.</text:span><text:span text:style-name="T2"> </text:span><text:span text:style-name="T3">Цифровая обработка </text:span><text:span text:style-name="T6">изображений, </text:span><text:span text:style-name="T8">Москва 2005</text:span><text:span text:style-name="T9">: </text:span><text:span text:style-name="T8">250</text:span><text:span text:style-name="T6">] </text:span><text:span text:style-name="T2"><text:s/>Для того, чтобы восстановить изображение, нам надо выполнить обратную свертку, также называемую деконволюцией. </text:span><text:span text:style-name="T4">Эта задача весьма не проста.</text:span></text:p>
      <text:p text:style-name="P2"><text:span text:style-name="T2">1 группа методов – линейные методы. В этих методах мы предполагаем, что матрица размытия известна. (написать с формулами про 3 метода, </text:span><text:span text:style-name="T4">или не надо?</text:span><text:span text:style-name="T2">)</text:span></text:p>
      <text:p text:style-name="P2"><text:span text:style-name="T2">2 группа итерационные (тоже знаем </text:span><text:span text:style-name="T5">PSF</text:span><text:span text:style-name="T2">). Самый яркий представитель, и единственный метод который я знаю – метод Люси-Ричардсона. По сравнению с линейными методами он более устойчив к шуму.</text:span></text:p>
      <text:p text:style-name="P2"><text:span text:style-name="T2">3 группа – методы слепой деконволюции (</text:span><text:span text:style-name="T5">Blind</text:span><text:span text:style-name="T2"> версия Люси-Ричардсона, и т.д. и т.п.)</text:span></text:p>
      <text:p text:style-name="P2"><text:span text:style-name="T2">Картинки нужны?</text:span></text:p>
      <text:p text:style-name="P4"><text:bookmark text:name="_GoBack"/><text:span text:style-name="T2">Что тут еще написать надо и что удалить? Я не умею писать тезисы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at Nabiyev</meta:initial-creator>
    <meta:editing-cycles>2</meta:editing-cycles>
    <meta:creation-date>2017-04-19T13:47:00</meta:creation-date>
    <dc:date>2017-04-19T20:56:40.187000000</dc:date>
    <meta:editing-duration>PT18M13S</meta:editing-duration>
    <meta:generator>LibreOffice/5.1.6.2$Windows_x86 LibreOffice_project/07ac168c60a517dba0f0d7bc7540f5afa45f0909</meta:generator>
    <meta:document-statistic meta:table-count="0" meta:image-count="0" meta:object-count="1" meta:page-count="1" meta:paragraph-count="10" meta:word-count="191" meta:character-count="1433" meta:non-whitespace-character-count="12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N</mi>
        </mfrac>
      </mrow>
      <mrow>
        <munderover>
          <mo stretchy="false">∑</mo>
          <mrow>
            <mi>m</mi>
            <mo stretchy="false">=</mo>
            <mn>0</mn>
          </mrow>
          <mrow>
            <mi>M</mi>
            <mo stretchy="false">−</mo>
            <mn>1</mn>
          </mrow>
        </munderover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f</mi>
        </mrow>
      </mrow>
      <mrow>
        <mo fence="true" stretchy="false">(</mo>
        <mrow>
          <mrow>
            <mi>m</mi>
            <mi>,</mi>
            <mi>n</mi>
          </mrow>
        </mrow>
        <mo fence="true" stretchy="false">)</mo>
      </mrow>
      <mi>h</mi>
      <mrow>
        <mo fence="true" stretchy="false">(</mo>
        <mrow>
          <mrow>
            <mrow>
              <mi>x</mi>
              <mo stretchy="false">−</mo>
              <mi>m</mi>
            </mrow>
            <mi>,</mi>
            <mrow>
              <mi>y</mi>
              <mo stretchy="false">−</mo>
              <mi>n</mi>
            </mrow>
          </mrow>
        </mrow>
        <mo fence="true" stretchy="false">)</mo>
      </mrow>
    </mrow>
    <annotation encoding="StarMath 5.0">g( x, y ) =f( x ,y)  otimes h( x ) = {{1} over {MN}}sum from { m=0 } to { M-1 } sum from{ n=0 } to { N-1 } f( m,n )h( x-m, y-n )</annotation>
  </semantics>
</math>
</file>